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493b" officeooo:paragraph-rsid="0012493b"/>
    </style:style>
    <style:style style:name="P2" style:family="paragraph" style:parent-style-name="Standard">
      <style:text-properties officeooo:rsid="0012493b" officeooo:paragraph-rsid="0016a0b1"/>
    </style:style>
    <style:style style:name="P3" style:family="paragraph" style:parent-style-name="Standard">
      <style:text-properties officeooo:rsid="0012f7c3" officeooo:paragraph-rsid="0012f7c3"/>
    </style:style>
    <style:style style:name="P4" style:family="paragraph" style:parent-style-name="Standard">
      <style:text-properties officeooo:rsid="00145b6a" officeooo:paragraph-rsid="00145b6a"/>
    </style:style>
    <style:style style:name="P5" style:family="paragraph" style:parent-style-name="Standard">
      <style:text-properties officeooo:rsid="001986d5" officeooo:paragraph-rsid="001986d5"/>
    </style:style>
    <style:style style:name="P6" style:family="paragraph" style:parent-style-name="Standard">
      <style:text-properties officeooo:rsid="001a1009" officeooo:paragraph-rsid="001a1009"/>
    </style:style>
    <style:style style:name="P7" style:family="paragraph" style:parent-style-name="Standard">
      <style:text-properties officeooo:rsid="001a1009" officeooo:paragraph-rsid="001c0104"/>
    </style:style>
    <style:style style:name="P8" style:family="paragraph" style:parent-style-name="Standard">
      <style:text-properties style:text-underline-style="solid" style:text-underline-type="double" style:text-underline-width="auto" style:text-underline-color="font-color" officeooo:rsid="001a1009" officeooo:paragraph-rsid="001a1009"/>
    </style:style>
    <style:style style:name="P9" style:family="paragraph" style:parent-style-name="Standard">
      <style:text-properties officeooo:rsid="0012493b" officeooo:paragraph-rsid="00145b6a"/>
    </style:style>
    <style:style style:name="T1" style:family="text">
      <style:text-properties officeooo:rsid="00145b6a"/>
    </style:style>
    <style:style style:name="T2" style:family="text">
      <style:text-properties officeooo:rsid="0021f6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/>
      <text:p text:style-name="P3">Solutions</text:p>
      <text:p text:style-name="P3"/>
      <text:p text:style-name="P3">1) Consider a text file which has multi-lines text, output all the lines which has a specific word and also output the total number of occurrences of that word.</text:p>
      <text:p text:style-name="P3"/>
      <text:p text:style-name="P3">Command to output all lines which has a specific word</text:p>
      <text:p text:style-name="P4">-&gt;grep 'mellons' sample.txt</text:p>
      <text:p text:style-name="P4">Mark watermellons 12</text:p>
      <text:p text:style-name="P4">Oliver rockmellons 2</text:p>
      <text:p text:style-name="P4">Mark watermellons 12</text:p>
      <text:p text:style-name="P4">Oliver rockmellons 2</text:p>
      <text:p text:style-name="P4">Mark watermellons 12</text:p>
      <text:p text:style-name="P4">Oliver rockmellons 2</text:p>
      <text:p text:style-name="P4">Mark watermellons 12</text:p>
      <text:p text:style-name="P4">Oliver rockmellons 2</text:p>
      <text:p text:style-name="P4">Mark watermellons 12</text:p>
      <text:p text:style-name="P4">Oliver rockmellons 2</text:p>
      <text:p text:style-name="P4"/>
      <text:p text:style-name="P4">Command to give the word count of the occurences of the word</text:p>
      <text:p text:style-name="P4"/>
      <text:p text:style-name="P3">-<text:span text:style-name="T1">&gt;</text:span>grep -<text:span text:style-name="T2">o</text:span> 'mellons' sample.txt | wc -l</text:p>
      <text:p text:style-name="P3">10</text:p>
      <text:p text:style-name="P3"/>
      <text:p text:style-name="P1"/>
      <text:p text:style-name="P2">2) Search for all the files that have a ‘.txt’ extension in the current working directory.</text:p>
      <text:p text:style-name="P2"/>
      <text:p text:style-name="P2">root@Quantiphi-928:/home/shriram/Desktop/LinuxAssessment# ls</text:p>
      <text:p text:style-name="P2">1.txt <text:s/>2.txt <text:s/>3.txt <text:s/>linux_solutions.odt <text:s/>sample.txt</text:p>
      <text:p text:style-name="P2">root@Quantiphi-928:/home/shriram/Desktop/LinuxAssessment# find . -type f -name "*.txt"</text:p>
      <text:p text:style-name="P2">./3.txt</text:p>
      <text:p text:style-name="P2">./1.txt</text:p>
      <text:p text:style-name="P2">./sample.txt</text:p>
      <text:p text:style-name="P2">./2.txt</text:p>
      <text:p text:style-name="P2"/>
      <text:p text:style-name="P5">3) Execute a specific command in all the subdirectories whose names starts with “aws”. For example, your sub-directories are “aws_1”, “aws_2”, “gcp_1”, “aws_3”., Execute “pwd” command in the directories “aws_1”, “aws_2” and “aws_3”.</text:p>
      <text:p text:style-name="P2"/>
      <text:p text:style-name="P2">shriram@Quantiphi-928:~/Desktop/LinuxAssessment$ ls</text:p>
      <text:p text:style-name="P2">1.txt <text:s/>2.txt <text:s/>3.txt <text:s/>aws_1 <text:s/>aws_2 <text:s/>aws_3 <text:s/>gcp_1 <text:s/>linux_solutions.odt <text:s/>sample.txt</text:p>
      <text:p text:style-name="P2">shriram@Quantiphi-928:~/Desktop/LinuxAssessment$ for d in `find . -type d -name "aws*"`; do (cd "$d" &amp;&amp; pwd); done</text:p>
      <text:p text:style-name="P2">/home/shriram/Desktop/LinuxAssessment/aws_2</text:p>
      <text:p text:style-name="P2">/home/shriram/Desktop/LinuxAssessment/aws_3</text:p>
      <text:p text:style-name="P2">/home/shriram/Desktop/LinuxAssessment/aws_1</text:p>
      <text:p text:style-name="P2">shriram@Quantiphi-928:~/Desktop/LinuxAssessment$ </text:p>
      <text:p text:style-name="P2"/>
      <text:p text:style-name="P6">4) Consider a text file and replace a specific word with any word of your choice.</text:p>
      <text:p text:style-name="P6"/>
      <text:p text:style-name="P6">shriram@Quantiphi-928:~/Desktop/LinuxAssessment$ cat sample.txt</text:p>
      <text:p text:style-name="P6">Fred apples 20</text:p>
      <text:p text:style-name="P6">Susy oranges 5</text:p>
      <text:p text:style-name="P6">Mark watermellons 12</text:p>
      <text:p text:style-name="P6">Robert pears 4</text:p>
      <text:p text:style-name="P6">Terry oranges 9</text:p>
      <text:p text:style-name="P6"><text:soft-page-break/>Lisa peaches 7</text:p>
      <text:p text:style-name="P6">Susy oranges 12</text:p>
      <text:p text:style-name="P6">Mark grapes 39</text:p>
      <text:p text:style-name="P6">Anne mangoes 7</text:p>
      <text:p text:style-name="P6">Greg pineapples 3</text:p>
      <text:p text:style-name="P6">Oliver rockmellons 2</text:p>
      <text:p text:style-name="P6">Betty limes 14</text:p>
      <text:p text:style-name="P6">shriram@Quantiphi-928:~/Desktop/LinuxAssessment$ sed s/mellons/pines/g sample.txt</text:p>
      <text:p text:style-name="P6">Fred apples 20</text:p>
      <text:p text:style-name="P6">Susy oranges 5</text:p>
      <text:p text:style-name="P6">Mark waterpines 12</text:p>
      <text:p text:style-name="P6">Robert pears 4</text:p>
      <text:p text:style-name="P6">Terry oranges 9</text:p>
      <text:p text:style-name="P6">Lisa peaches 7</text:p>
      <text:p text:style-name="P6">Susy oranges 12</text:p>
      <text:p text:style-name="P6">Mark grapes 39</text:p>
      <text:p text:style-name="P6">Anne mangoes 7</text:p>
      <text:p text:style-name="P6">Greg pineapples 3</text:p>
      <text:p text:style-name="P6">Oliver rockpines 2</text:p>
      <text:p text:style-name="P6">Betty limes 14</text:p>
      <text:p text:style-name="P8"/>
      <text:p text:style-name="P7">5) Use jq command line tool to get the arn of the s3 bucket from the file “s3_info.txt” which has the below content</text:p>
      <text:p text:style-name="P7"/>
      <text:p text:style-name="P7">root@Quantiphi-928:/home/shriram/Desktop/LinuxAssessment# cat s3_info.txt</text:p>
      <text:p text:style-name="P7">{</text:p>
      <text:p text:style-name="P7"><text:s text:c="2"/>"Records": [</text:p>
      <text:p text:style-name="P7"><text:s text:c="4"/>{</text:p>
      <text:p text:style-name="P7"><text:s text:c="6"/>"eventVersion": "2.0",</text:p>
      <text:p text:style-name="P7"><text:s text:c="6"/>"eventTime": "1970-01-01T00:00:00.000Z",</text:p>
      <text:p text:style-name="P7"><text:s text:c="6"/>"requestParameters": {</text:p>
      <text:p text:style-name="P7"><text:s text:c="8"/>"sourceIPAddress": "127.0.0.1"</text:p>
      <text:p text:style-name="P7"><text:s text:c="6"/>},</text:p>
      <text:p text:style-name="P7"><text:s text:c="6"/>"s3": {</text:p>
      <text:p text:style-name="P7"><text:s text:c="8"/>"configurationId": "testConfigRule",</text:p>
      <text:p text:style-name="P7"><text:s text:c="8"/>"object": {</text:p>
      <text:p text:style-name="P7"><text:s text:c="10"/>"eTag": "0123456789abcdef0123456789abcdef",</text:p>
      <text:p text:style-name="P7"><text:s text:c="10"/>"sequencer": "0A1B2C3D4E5F678901",</text:p>
      <text:p text:style-name="P7"><text:s text:c="10"/>"key": "HappyFace.jpg",</text:p>
      <text:p text:style-name="P7"><text:s text:c="10"/>"size": 1024</text:p>
      <text:p text:style-name="P7"><text:s text:c="8"/>},</text:p>
      <text:p text:style-name="P7"><text:s text:c="8"/>"bucket": {</text:p>
      <text:p text:style-name="P7"><text:s text:c="10"/>"arn": "arn:aws:s3:::mybucket",</text:p>
      <text:p text:style-name="P7"><text:s text:c="10"/>"name": "sourcebucket",</text:p>
      <text:p text:style-name="P7"><text:s text:c="10"/>"ownerIdentity": {</text:p>
      <text:p text:style-name="P7"><text:s text:c="12"/>"principalId": "EXAMPLE"</text:p>
      <text:p text:style-name="P7"><text:s text:c="10"/>}</text:p>
      <text:p text:style-name="P7"><text:s text:c="8"/>},</text:p>
      <text:p text:style-name="P7"><text:s text:c="8"/>"s3SchemaVersion": "1.0"</text:p>
      <text:p text:style-name="P7"><text:s text:c="6"/>},</text:p>
      <text:p text:style-name="P7"><text:s text:c="6"/>"responseElements": {</text:p>
      <text:p text:style-name="P7"><text:s text:c="8"/>"x-amz-id-2": "EXAMPLE123/5678abcdefghijklambdaisawesome/mnopqrstuvwxyzABCDEFGH",</text:p>
      <text:p text:style-name="P7"><text:s text:c="8"/>"x-amz-request-id": "EXAMPLE123456789"</text:p>
      <text:p text:style-name="P7"><text:s text:c="6"/>},</text:p>
      <text:p text:style-name="P7"><text:s text:c="6"/>"awsRegion": "us-east-1",</text:p>
      <text:p text:style-name="P7"><text:s text:c="6"/>"eventName": "ObjectCreated:Put",</text:p>
      <text:p text:style-name="P7"><text:soft-page-break/><text:s text:c="6"/>"userIdentity": {</text:p>
      <text:p text:style-name="P7"><text:s text:c="8"/>"principalId": "EXAMPLE"</text:p>
      <text:p text:style-name="P7"><text:s text:c="6"/>},</text:p>
      <text:p text:style-name="P7"><text:s text:c="6"/>"eventSource": "aws:s3"</text:p>
      <text:p text:style-name="P7"><text:s text:c="4"/>}</text:p>
      <text:p text:style-name="P7"><text:s text:c="2"/>]</text:p>
      <text:p text:style-name="P7">}</text:p>
      <text:p text:style-name="P7">root@Quantiphi-928:/home/shriram/Desktop/LinuxAssessment# jq '.Records[0].s3.bucket.arn' s3_info.txt</text:p>
      <text:p text:style-name="P7">"arn:aws:s3:::mybucket"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3T15:57:45.170009064</meta:creation-date>
    <dc:date>2019-07-05T18:48:08.679124143</dc:date>
    <meta:editing-duration>PT1H42M59S</meta:editing-duration>
    <meta:editing-cycles>10</meta:editing-cycles>
    <meta:generator>LibreOffice/6.0.3.2$Linux_X86_64 LibreOffice_project/00m0$Build-2</meta:generator>
    <meta:document-statistic meta:table-count="0" meta:image-count="0" meta:object-count="0" meta:page-count="3" meta:paragraph-count="102" meta:word-count="381" meta:character-count="3392" meta:non-whitespace-character-count="2838"/>
  </office:meta>
</office:document-meta>
</file>